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style:text-properties officeooo:rsid="001e9a2d" officeooo:paragraph-rsid="001e9a2d"/>
    </style:style>
    <style:style style:name="T1" style:family="text">
      <style:text-properties officeooo:rsid="00203f88"/>
    </style:style>
    <style:style style:name="T2" style:family="text">
      <style:text-properties officeooo:rsid="0022e7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 did the Hourly Log Challenge on Sunday. I tried to use unproductive websites for less than an hour and a half (not including Netflix, that's just inhumane). I also tried to make sure I read for at least an hour and work on learning a new song on guitar. I've already been trying to read more and pointlessly browse the internet less, and get back into guitar. I have <text:span text:style-name="T2">a program</text:span> on my computer that I can set to cut off my access to certain web sites after spending a certain amount of time on them, which is really helpful for procrastinating and stagnating on projects less. </text:p>
      <text:p text:style-name="P1"><text:tab/><text:span text:style-name="T1">I managed to stay below the time limit that I set myself for web sites that just waste time. I also read for as long as I said I would (an hour), but I didn't get around to playing guitar. I feel that I was successful, as I achieved two of my three goals for the day. It was nice to be able to discipline myself to be more productive, and it was especially satisfying since I've already been trying to do this outside of this assignment. I eventually would like to be reading for an hour every day, and only using the internet for useless stuff for around half an hour a day. During the week, I try to structure my time more deliberately, since I have less time. I limit myself to 40 minutes of screwing around online per day during the week. I also would like to make sure I get a decent amount of exercise every day, and, in the same vein, I want to sit for less time each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6T22:35:30.600964042</meta:creation-date>
    <dc:date>2014-12-07T18:19:38.136459511</dc:date>
    <meta:editing-duration>PT19H44M2S</meta:editing-duration>
    <meta:editing-cycles>12</meta:editing-cycles>
    <meta:generator>LibreOffice/4.3.4.1$Linux_X86_64 LibreOffice_project/430m0$Build-1</meta:generator>
    <meta:document-statistic meta:table-count="0" meta:image-count="0" meta:object-count="0" meta:page-count="1" meta:paragraph-count="2" meta:word-count="283" meta:character-count="1458" meta:non-whitespace-character-count="1174"/>
  </office:meta>
</office:document-meta>
</file>